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61523" officeooo:paragraph-rsid="00161523"/>
    </style:style>
    <style:style style:name="P2" style:family="paragraph" style:parent-style-name="Standard">
      <style:text-properties officeooo:rsid="00336e85" officeooo:paragraph-rsid="00336e85"/>
    </style:style>
    <style:style style:name="P3" style:family="paragraph" style:parent-style-name="Standard" style:list-style-name="L1">
      <style:paragraph-properties fo:margin-top="0in" fo:margin-bottom="0in" loext:contextual-spacing="false"/>
      <style:text-properties officeooo:rsid="0017ddb2" officeooo:paragraph-rsid="001b5336"/>
    </style:style>
    <style:style style:name="P4" style:family="paragraph" style:parent-style-name="Standard" style:list-style-name="L1">
      <style:paragraph-properties fo:margin-top="0in" fo:margin-bottom="0in" loext:contextual-spacing="false"/>
      <style:text-properties officeooo:rsid="0017ddb2" officeooo:paragraph-rsid="003d7651"/>
    </style:style>
    <style:style style:name="P5" style:family="paragraph" style:parent-style-name="Standard">
      <style:paragraph-properties fo:margin-top="0in" fo:margin-bottom="0in" loext:contextual-spacing="false"/>
      <style:text-properties officeooo:rsid="0017ddb2" officeooo:paragraph-rsid="001b5336"/>
    </style:style>
    <style:style style:name="P6" style:family="paragraph" style:parent-style-name="Standard" style:list-style-name="L1">
      <style:paragraph-properties fo:margin-top="0in" fo:margin-bottom="0in" loext:contextual-spacing="false"/>
      <style:text-properties officeooo:rsid="0040305c" officeooo:paragraph-rsid="0040305c"/>
    </style:style>
    <style:style style:name="P7" style:family="paragraph" style:parent-style-name="Standard" style:list-style-name="L1">
      <style:paragraph-properties fo:margin-top="0in" fo:margin-bottom="0in" loext:contextual-spacing="false"/>
      <style:text-properties officeooo:rsid="0040305c" officeooo:paragraph-rsid="0041f9f8"/>
    </style:style>
    <style:style style:name="P8" style:family="paragraph" style:parent-style-name="Standard" style:list-style-name="L1">
      <style:paragraph-properties fo:margin-top="0in" fo:margin-bottom="0in" loext:contextual-spacing="false"/>
      <style:text-properties officeooo:rsid="0040305c" officeooo:paragraph-rsid="00433ad4"/>
    </style:style>
    <style:style style:name="P9" style:family="paragraph" style:parent-style-name="Standard" style:list-style-name="L1">
      <style:paragraph-properties fo:margin-top="0in" fo:margin-bottom="0in" loext:contextual-spacing="false"/>
      <style:text-properties officeooo:rsid="0040305c" officeooo:paragraph-rsid="0046332b"/>
    </style:style>
    <style:style style:name="P10" style:family="paragraph" style:parent-style-name="Standard">
      <style:paragraph-properties fo:margin-top="0in" fo:margin-bottom="0in" loext:contextual-spacing="false"/>
      <style:text-properties officeooo:rsid="0040305c" officeooo:paragraph-rsid="0040305c"/>
    </style:style>
    <style:style style:name="P11" style:family="paragraph" style:parent-style-name="Standard">
      <style:paragraph-properties fo:margin-top="0in" fo:margin-bottom="0in" loext:contextual-spacing="false"/>
      <style:text-properties officeooo:rsid="0040305c" officeooo:paragraph-rsid="0046332b"/>
    </style:style>
    <style:style style:name="P12" style:family="paragraph" style:parent-style-name="Standard" style:list-style-name="L1">
      <style:paragraph-properties fo:margin-top="0in" fo:margin-bottom="0in" loext:contextual-spacing="false"/>
      <style:text-properties officeooo:rsid="0041f9f8" officeooo:paragraph-rsid="0041f9f8"/>
    </style:style>
    <style:style style:name="P13" style:family="paragraph" style:parent-style-name="Standard" style:list-style-name="L1">
      <style:paragraph-properties fo:margin-top="0in" fo:margin-bottom="0in" loext:contextual-spacing="false"/>
      <style:text-properties officeooo:rsid="0041f9f8" officeooo:paragraph-rsid="00433ad4"/>
    </style:style>
    <style:style style:name="P14" style:family="paragraph" style:parent-style-name="Standard" style:list-style-name="L1">
      <style:paragraph-properties fo:margin-top="0in" fo:margin-bottom="0in" loext:contextual-spacing="false"/>
      <style:text-properties officeooo:rsid="0041f9f8" officeooo:paragraph-rsid="0046332b"/>
    </style:style>
    <style:style style:name="P15" style:family="paragraph" style:parent-style-name="Standard" style:list-style-name="L1">
      <style:paragraph-properties fo:margin-top="0in" fo:margin-bottom="0in" loext:contextual-spacing="false"/>
      <style:text-properties fo:language="sk" fo:country="SK" officeooo:rsid="0041f9f8" officeooo:paragraph-rsid="0041f9f8"/>
    </style:style>
    <style:style style:name="P16" style:family="paragraph" style:parent-style-name="Standard">
      <style:paragraph-properties fo:margin-top="0in" fo:margin-bottom="0in" loext:contextual-spacing="false"/>
      <style:text-properties fo:language="sk" fo:country="SK" officeooo:rsid="0041f9f8" officeooo:paragraph-rsid="0041f9f8"/>
    </style:style>
    <style:style style:name="P17" style:family="paragraph" style:parent-style-name="Standard" style:list-style-name="L1">
      <style:paragraph-properties fo:margin-top="0in" fo:margin-bottom="0in" loext:contextual-spacing="false"/>
      <style:text-properties fo:language="sk" fo:country="SK" officeooo:rsid="0040305c" officeooo:paragraph-rsid="0041f9f8"/>
    </style:style>
    <style:style style:name="P18" style:family="paragraph" style:parent-style-name="Standard" style:list-style-name="L1">
      <style:paragraph-properties fo:margin-top="0in" fo:margin-bottom="0in" loext:contextual-spacing="false"/>
      <style:text-properties fo:language="sk" fo:country="SK" officeooo:rsid="0048255a" officeooo:paragraph-rsid="0048255a"/>
    </style:style>
    <style:style style:name="P19" style:family="paragraph" style:parent-style-name="Standard" style:list-style-name="L1">
      <style:paragraph-properties fo:margin-top="0in" fo:margin-bottom="0in" loext:contextual-spacing="false"/>
      <style:text-properties fo:language="sk" fo:country="SK" officeooo:rsid="0048255a" officeooo:paragraph-rsid="004a041b"/>
    </style:style>
    <style:style style:name="P20" style:family="paragraph" style:parent-style-name="Standard" style:list-style-name="L1">
      <style:paragraph-properties fo:margin-top="0in" fo:margin-bottom="0in" loext:contextual-spacing="false"/>
      <style:text-properties officeooo:rsid="0046332b" officeooo:paragraph-rsid="0046332b"/>
    </style:style>
    <style:style style:name="P21" style:family="paragraph" style:parent-style-name="Heading_20_2">
      <style:text-properties officeooo:paragraph-rsid="0016c5a1"/>
    </style:style>
    <style:style style:name="P22" style:family="paragraph" style:parent-style-name="Table_20_Contents">
      <style:text-properties officeooo:rsid="000686b8" officeooo:paragraph-rsid="0016c5a1"/>
    </style:style>
    <style:style style:name="P23" style:family="paragraph" style:parent-style-name="Table_20_Contents" style:list-style-name="L1">
      <style:text-properties fo:language="sk" fo:country="SK" officeooo:rsid="001cab62" officeooo:paragraph-rsid="0016c5a1"/>
    </style:style>
    <style:style style:name="P24" style:family="paragraph" style:parent-style-name="Table_20_Contents" style:list-style-name="L1">
      <style:text-properties fo:language="sk" fo:country="SK" officeooo:rsid="001b5336" officeooo:paragraph-rsid="001b5336"/>
    </style:style>
    <style:style style:name="P25" style:family="paragraph" style:parent-style-name="Table_20_Contents" style:list-style-name="L1">
      <style:text-properties officeooo:rsid="001681e6" officeooo:paragraph-rsid="0016c5a1"/>
    </style:style>
    <style:style style:name="P26" style:family="paragraph" style:parent-style-name="Table_20_Contents" style:list-style-name="L1">
      <style:text-properties officeooo:rsid="001900d1" officeooo:paragraph-rsid="0016c5a1"/>
    </style:style>
    <style:style style:name="P27" style:family="paragraph" style:parent-style-name="Table_20_Contents" style:list-style-name="L1">
      <style:text-properties officeooo:rsid="001b5336" officeooo:paragraph-rsid="001b5336"/>
    </style:style>
    <style:style style:name="P28" style:family="paragraph" style:parent-style-name="Table_20_Contents">
      <style:text-properties officeooo:rsid="001b5336" officeooo:paragraph-rsid="001b5336"/>
    </style:style>
    <style:style style:name="P29" style:family="paragraph" style:parent-style-name="Table_20_Contents" style:list-style-name="L1">
      <style:paragraph-properties fo:margin-top="0in" fo:margin-bottom="0in" loext:contextual-spacing="false"/>
      <style:text-properties officeooo:paragraph-rsid="0016c5a1"/>
    </style:style>
    <style:style style:name="P30" style:family="paragraph" style:parent-style-name="Table_20_Contents" style:list-style-name="L1">
      <style:paragraph-properties fo:margin-top="0in" fo:margin-bottom="0in" loext:contextual-spacing="false"/>
      <style:text-properties officeooo:paragraph-rsid="001d1ea4"/>
    </style:style>
    <style:style style:name="P31" style:family="paragraph" style:parent-style-name="Table_20_Contents" style:list-style-name="L1">
      <style:paragraph-properties fo:margin-top="0in" fo:margin-bottom="0in" loext:contextual-spacing="false"/>
      <style:text-properties officeooo:rsid="000686b8" officeooo:paragraph-rsid="0016c5a1"/>
    </style:style>
    <style:style style:name="P32" style:family="paragraph" style:parent-style-name="Table_20_Contents" style:list-style-name="L1">
      <style:paragraph-properties fo:margin-top="0in" fo:margin-bottom="0in" loext:contextual-spacing="false"/>
      <style:text-properties officeooo:rsid="001e1d31" officeooo:paragraph-rsid="0016c5a1"/>
    </style:style>
    <style:style style:name="P33" style:family="paragraph" style:parent-style-name="Table_20_Contents" style:list-style-name="L1">
      <style:paragraph-properties fo:margin-top="0in" fo:margin-bottom="0in" loext:contextual-spacing="false"/>
      <style:text-properties officeooo:rsid="0017ddb2" officeooo:paragraph-rsid="001b5336"/>
    </style:style>
    <style:style style:name="P34" style:family="paragraph" style:parent-style-name="Table_20_Contents" style:list-style-name="L1">
      <style:paragraph-properties fo:margin-top="0in" fo:margin-bottom="0in" loext:contextual-spacing="false"/>
      <style:text-properties officeooo:rsid="0017ddb2" officeooo:paragraph-rsid="001ed69f"/>
    </style:style>
    <style:style style:name="P35" style:family="paragraph" style:parent-style-name="Table_20_Contents" style:list-style-name="L1">
      <style:paragraph-properties fo:margin-top="0in" fo:margin-bottom="0in" loext:contextual-spacing="false"/>
      <style:text-properties officeooo:rsid="0017ddb2" officeooo:paragraph-rsid="0020ba51"/>
    </style:style>
    <style:style style:name="P36" style:family="paragraph" style:parent-style-name="Table_20_Contents" style:list-style-name="L1">
      <style:paragraph-properties fo:margin-top="0in" fo:margin-bottom="0in" loext:contextual-spacing="false"/>
      <style:text-properties officeooo:rsid="0017ddb2" officeooo:paragraph-rsid="00372e9c"/>
    </style:style>
    <style:style style:name="P37" style:family="paragraph" style:parent-style-name="Table_20_Contents" style:list-style-name="L1">
      <style:paragraph-properties fo:margin-top="0in" fo:margin-bottom="0in" loext:contextual-spacing="false"/>
      <style:text-properties officeooo:rsid="0017ddb2" officeooo:paragraph-rsid="003a9b71"/>
    </style:style>
    <style:style style:name="P38" style:family="paragraph" style:parent-style-name="Table_20_Contents" style:list-style-name="L1">
      <style:paragraph-properties fo:margin-top="0in" fo:margin-bottom="0in" loext:contextual-spacing="false"/>
      <style:text-properties officeooo:rsid="0017ddb2" officeooo:paragraph-rsid="003c1d99"/>
    </style:style>
    <style:style style:name="P39" style:family="paragraph" style:parent-style-name="Table_20_Contents" style:list-style-name="L1">
      <style:paragraph-properties fo:margin-top="0in" fo:margin-bottom="0in" loext:contextual-spacing="false"/>
      <style:text-properties officeooo:rsid="0017ddb2" officeooo:paragraph-rsid="003d7651"/>
    </style:style>
    <style:style style:name="P40" style:family="paragraph" style:parent-style-name="Table_20_Contents">
      <style:paragraph-properties fo:margin-top="0in" fo:margin-bottom="0in" loext:contextual-spacing="false"/>
      <style:text-properties officeooo:rsid="0017ddb2" officeooo:paragraph-rsid="0020ba51"/>
    </style:style>
    <style:style style:name="P41" style:family="paragraph" style:parent-style-name="Table_20_Contents">
      <style:paragraph-properties fo:margin-top="0in" fo:margin-bottom="0in" loext:contextual-spacing="false"/>
      <style:text-properties officeooo:rsid="0017ddb2" officeooo:paragraph-rsid="001ed69f"/>
    </style:style>
    <style:style style:name="P42" style:family="paragraph" style:parent-style-name="Table_20_Contents">
      <style:paragraph-properties fo:margin-top="0in" fo:margin-bottom="0in" loext:contextual-spacing="false"/>
      <style:text-properties officeooo:rsid="0017ddb2" officeooo:paragraph-rsid="001b5336"/>
    </style:style>
    <style:style style:name="P43" style:family="paragraph" style:parent-style-name="Table_20_Contents">
      <style:paragraph-properties fo:margin-top="0in" fo:margin-bottom="0in" loext:contextual-spacing="false"/>
      <style:text-properties officeooo:rsid="0017ddb2" officeooo:paragraph-rsid="003a9b71"/>
    </style:style>
    <style:style style:name="P44" style:family="paragraph" style:parent-style-name="Table_20_Contents">
      <style:paragraph-properties fo:margin-top="0in" fo:margin-bottom="0in" loext:contextual-spacing="false"/>
      <style:text-properties officeooo:rsid="0017ddb2" officeooo:paragraph-rsid="003c1d99"/>
    </style:style>
    <style:style style:name="P45" style:family="paragraph" style:parent-style-name="Table_20_Contents" style:list-style-name="L1">
      <style:paragraph-properties fo:margin-top="0in" fo:margin-bottom="0in" loext:contextual-spacing="false"/>
      <style:text-properties fo:language="sk" fo:country="SK" officeooo:rsid="0017ddb2" officeooo:paragraph-rsid="001b5336"/>
    </style:style>
    <style:style style:name="P46" style:family="paragraph" style:parent-style-name="Table_20_Contents">
      <style:paragraph-properties fo:margin-top="0in" fo:margin-bottom="0in" loext:contextual-spacing="false"/>
      <style:text-properties fo:language="sk" fo:country="SK" officeooo:rsid="0017ddb2" officeooo:paragraph-rsid="001b5336"/>
    </style:style>
    <style:style style:name="P47" style:family="paragraph" style:parent-style-name="Table_20_Contents" style:list-style-name="L1">
      <style:paragraph-properties fo:margin-top="0in" fo:margin-bottom="0in" loext:contextual-spacing="false"/>
      <style:text-properties fo:language="sk" fo:country="SK" officeooo:rsid="001c4b49" officeooo:paragraph-rsid="001d1ea4"/>
    </style:style>
    <style:style style:name="P48" style:family="paragraph" style:parent-style-name="Table_20_Contents">
      <style:paragraph-properties fo:margin-top="0in" fo:margin-bottom="0in" loext:contextual-spacing="false"/>
      <style:text-properties fo:language="sk" fo:country="SK" officeooo:rsid="001c4b49" officeooo:paragraph-rsid="001d1ea4"/>
    </style:style>
    <style:style style:name="P49" style:family="paragraph" style:parent-style-name="Table_20_Contents" style:list-style-name="L1">
      <style:paragraph-properties fo:margin-top="0in" fo:margin-bottom="0in" loext:contextual-spacing="false"/>
      <style:text-properties fo:language="sk" fo:country="SK" officeooo:rsid="002dca92" officeooo:paragraph-rsid="002dca92"/>
    </style:style>
    <style:style style:name="P50" style:family="paragraph" style:parent-style-name="Table_20_Contents" style:list-style-name="L1">
      <style:paragraph-properties fo:margin-top="0in" fo:margin-bottom="0in" loext:contextual-spacing="false"/>
      <style:text-properties fo:language="sk" fo:country="SK" officeooo:rsid="002f1422" officeooo:paragraph-rsid="002f1422"/>
    </style:style>
    <style:style style:name="P51" style:family="paragraph" style:parent-style-name="Table_20_Contents" style:list-style-name="L1">
      <style:paragraph-properties fo:margin-top="0in" fo:margin-bottom="0in" loext:contextual-spacing="false"/>
      <style:text-properties officeooo:rsid="001d1ea4" officeooo:paragraph-rsid="001d1ea4"/>
    </style:style>
    <style:style style:name="P52" style:family="paragraph" style:parent-style-name="Table_20_Contents">
      <style:paragraph-properties fo:margin-top="0in" fo:margin-bottom="0in" loext:contextual-spacing="false"/>
      <style:text-properties officeooo:rsid="001d1ea4" officeooo:paragraph-rsid="001d1ea4"/>
    </style:style>
    <style:style style:name="P53" style:family="paragraph" style:parent-style-name="Table_20_Contents" style:list-style-name="L1">
      <style:paragraph-properties fo:margin-top="0in" fo:margin-bottom="0in" loext:contextual-spacing="false"/>
      <style:text-properties officeooo:rsid="0035472b" officeooo:paragraph-rsid="0035472b"/>
    </style:style>
    <style:style style:name="P54" style:family="paragraph" style:parent-style-name="Table_20_Contents">
      <style:paragraph-properties fo:margin-top="0in" fo:margin-bottom="0in" loext:contextual-spacing="false"/>
      <style:text-properties officeooo:rsid="0035472b" officeooo:paragraph-rsid="0035472b"/>
    </style:style>
    <style:style style:name="P55" style:family="paragraph" style:parent-style-name="Table_20_Contents" style:list-style-name="L1">
      <style:paragraph-properties fo:margin-top="0in" fo:margin-bottom="0in" loext:contextual-spacing="false"/>
      <style:text-properties style:text-line-through-style="solid" style:text-line-through-type="single" officeooo:rsid="0017ddb2" officeooo:paragraph-rsid="003c1d99"/>
    </style:style>
    <style:style style:name="P56" style:family="paragraph" style:parent-style-name="Table_20_Contents" style:list-style-name="L1">
      <style:paragraph-properties fo:margin-top="0in" fo:margin-bottom="0in" loext:contextual-spacing="false"/>
      <style:text-properties style:text-line-through-style="none" style:text-line-through-type="none" officeooo:rsid="003c1d99" officeooo:paragraph-rsid="003c1d99"/>
    </style:style>
    <style:style style:name="P57" style:family="paragraph" style:parent-style-name="Table_20_Contents" style:list-style-name="L1">
      <style:paragraph-properties fo:margin-top="0in" fo:margin-bottom="0in" loext:contextual-spacing="false"/>
      <style:text-properties officeooo:rsid="004caa45" officeooo:paragraph-rsid="004caa45"/>
    </style:style>
    <style:style style:name="P58" style:family="paragraph" style:parent-style-name="Table_20_Contents" style:list-style-name="L1">
      <style:paragraph-properties fo:margin-top="0in" fo:margin-bottom="0in" loext:contextual-spacing="false"/>
      <style:text-properties officeooo:rsid="004dd9f1" officeooo:paragraph-rsid="004dd9f1"/>
    </style:style>
    <style:style style:name="P59" style:family="paragraph" style:parent-style-name="Table_20_Contents" style:list-style-name="L1">
      <style:paragraph-properties fo:margin-top="0in" fo:margin-bottom="0in" loext:contextual-spacing="false"/>
      <style:text-properties officeooo:rsid="004eefd6" officeooo:paragraph-rsid="004eefd6"/>
    </style:style>
    <style:style style:name="P60" style:family="paragraph" style:parent-style-name="Table_20_Contents" style:list-style-name="L1">
      <style:paragraph-properties fo:margin-top="0in" fo:margin-bottom="0in" loext:contextual-spacing="false"/>
      <style:text-properties officeooo:rsid="0050a060" officeooo:paragraph-rsid="0050a060"/>
    </style:style>
    <style:style style:name="T1" style:family="text">
      <style:text-properties fo:language="sk" fo:country="SK"/>
    </style:style>
    <style:style style:name="T2" style:family="text">
      <style:text-properties fo:language="sk" fo:country="SK" officeooo:rsid="001adf9f"/>
    </style:style>
    <style:style style:name="T3" style:family="text">
      <style:text-properties fo:language="sk" fo:country="SK" officeooo:rsid="001bbcb6"/>
    </style:style>
    <style:style style:name="T4" style:family="text">
      <style:text-properties fo:language="sk" fo:country="SK" officeooo:rsid="003a0a0d"/>
    </style:style>
    <style:style style:name="T5" style:family="text">
      <style:text-properties fo:language="sk" fo:country="SK" officeooo:rsid="00237c3c"/>
    </style:style>
    <style:style style:name="T6" style:family="text">
      <style:text-properties fo:language="sk" fo:country="SK" officeooo:rsid="003c038b"/>
    </style:style>
    <style:style style:name="T7" style:family="text">
      <style:text-properties fo:language="sk" fo:country="SK" officeooo:rsid="003c6100"/>
    </style:style>
    <style:style style:name="T8" style:family="text">
      <style:text-properties fo:language="sk" fo:country="SK" officeooo:rsid="001cab62"/>
    </style:style>
    <style:style style:name="T9" style:family="text">
      <style:text-properties fo:language="sk" fo:country="SK" officeooo:rsid="003f9d25"/>
    </style:style>
    <style:style style:name="T10" style:family="text">
      <style:text-properties fo:language="sk" fo:country="SK" officeooo:rsid="0037157e"/>
    </style:style>
    <style:style style:name="T11" style:family="text">
      <style:text-properties fo:language="sk" fo:country="SK" officeooo:rsid="00378312"/>
    </style:style>
    <style:style style:name="T12" style:family="text">
      <style:text-properties fo:language="sk" fo:country="SK" officeooo:rsid="0025ca7a"/>
    </style:style>
    <style:style style:name="T13" style:family="text">
      <style:text-properties fo:language="sk" fo:country="SK" officeooo:rsid="0026b5d0"/>
    </style:style>
    <style:style style:name="T14" style:family="text">
      <style:text-properties fo:language="sk" fo:country="SK" officeooo:rsid="0027b455"/>
    </style:style>
    <style:style style:name="T15" style:family="text">
      <style:text-properties fo:language="sk" fo:country="SK" officeooo:rsid="001e1d31"/>
    </style:style>
    <style:style style:name="T16" style:family="text">
      <style:text-properties fo:language="sk" fo:country="SK" officeooo:rsid="002955b3"/>
    </style:style>
    <style:style style:name="T17" style:family="text">
      <style:text-properties fo:language="sk" fo:country="SK" officeooo:rsid="002a25a6"/>
    </style:style>
    <style:style style:name="T18" style:family="text">
      <style:text-properties fo:language="sk" fo:country="SK" officeooo:rsid="001681e6"/>
    </style:style>
    <style:style style:name="T19" style:family="text">
      <style:text-properties fo:language="sk" fo:country="SK" officeooo:rsid="002b2ab4"/>
    </style:style>
    <style:style style:name="T20" style:family="text">
      <style:text-properties fo:language="sk" fo:country="SK" officeooo:rsid="001c4b49"/>
    </style:style>
    <style:style style:name="T21" style:family="text">
      <style:text-properties fo:language="sk" fo:country="SK" officeooo:rsid="0020ba51"/>
    </style:style>
    <style:style style:name="T22" style:family="text">
      <style:text-properties fo:language="sk" fo:country="SK" officeooo:rsid="003f09e5"/>
    </style:style>
    <style:style style:name="T23" style:family="text">
      <style:text-properties officeooo:rsid="002578f1"/>
    </style:style>
    <style:style style:name="T24" style:family="text">
      <style:text-properties officeooo:rsid="003c6100"/>
    </style:style>
    <style:style style:name="T25" style:family="text">
      <style:text-properties officeooo:rsid="003f8508"/>
    </style:style>
    <style:style style:name="T26" style:family="text">
      <style:text-properties officeooo:rsid="002e3cd1"/>
    </style:style>
    <style:style style:name="T27" style:family="text">
      <style:text-properties officeooo:rsid="0031543e"/>
    </style:style>
    <style:style style:name="T28" style:family="text">
      <style:text-properties officeooo:rsid="0025877c"/>
    </style:style>
    <style:style style:name="T29" style:family="text">
      <style:text-properties officeooo:rsid="0037157e"/>
    </style:style>
    <style:style style:name="T30" style:family="text">
      <style:text-properties officeooo:rsid="001681e6"/>
    </style:style>
    <style:style style:name="T31" style:family="text">
      <style:text-properties officeooo:rsid="0016c5a1"/>
    </style:style>
    <style:style style:name="T32" style:family="text">
      <style:text-properties officeooo:rsid="001859a3"/>
    </style:style>
    <style:style style:name="T33" style:family="text">
      <style:text-properties officeooo:rsid="001986b0"/>
    </style:style>
    <style:style style:name="T34" style:family="text">
      <style:text-properties officeooo:rsid="001ce102"/>
    </style:style>
    <style:style style:name="T35" style:family="text">
      <style:text-properties officeooo:rsid="001d1ea4"/>
    </style:style>
    <style:style style:name="T36" style:family="text">
      <style:text-properties officeooo:rsid="001ed69f"/>
    </style:style>
    <style:style style:name="T37" style:family="text">
      <style:text-properties officeooo:rsid="00203764"/>
    </style:style>
    <style:style style:name="T38" style:family="text">
      <style:text-properties officeooo:rsid="00287744"/>
    </style:style>
    <style:style style:name="T39" style:family="text">
      <style:text-properties officeooo:rsid="002f1422"/>
    </style:style>
    <style:style style:name="T40" style:family="text">
      <style:text-properties officeooo:rsid="003092ab"/>
    </style:style>
    <style:style style:name="T41" style:family="text">
      <style:text-properties style:text-line-through-style="solid" style:text-line-through-type="single"/>
    </style:style>
    <style:style style:name="T42" style:family="text">
      <style:text-properties officeooo:rsid="0035472b"/>
    </style:style>
    <style:style style:name="T43" style:family="text">
      <style:text-properties style:text-line-through-style="none" style:text-line-through-type="none" officeooo:rsid="003a9b71"/>
    </style:style>
    <style:style style:name="T44" style:family="text">
      <style:text-properties style:text-line-through-style="none" style:text-line-through-type="none" officeooo:rsid="0017ddb2"/>
    </style:style>
    <style:style style:name="T45" style:family="text">
      <style:text-properties officeooo:rsid="00433ad4"/>
    </style:style>
    <style:style style:name="T46" style:family="text">
      <style:text-properties officeooo:rsid="0047a1e3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text:bullet-char="▪">
        <style:list-level-properties text:space-before="0.7854in" text:min-label-width="0.1965in"/>
        <style:text-properties style:font-name="OpenSymbol1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lán riešenia diplomovej práce</text:h>
      <text:p text:style-name="P1"/>
      <text:h text:style-name="Heading_20_2" text:outline-level="2">Motivácia</text:h>
      <text:p text:style-name="P22"><text:span text:style-name="T2">Katedra informačných sietí v súčasnosti vo viacerých predmetoch poskytuje výučbu, zameranú aj na osvojenie praktických zručností zo správy sieťových prvkov. </text:span><text:span text:style-name="T3">Za týmto účelom prevádzkuje dve laboratória </text:span><text:span text:style-name="T4">s</text:span><text:span text:style-name="T3">o sieťovými prvkami. Tieto prvky sú stále vhodné na vyučovanie, avšak ich aktualizácia je čím ďalej náročnejšia. S nástupom systémov virtuálizácie sa objavujú <text:s/>jednak riešenia výrobcov sieť</text:span><text:span text:style-name="T5">ových</text:span><text:span text:style-name="T3"> prvkov, ktoré sú navrhnuté na beh vo virtualizovanom prostredí, ako aj dostupné riešenia umožňujúce ich využívan</text:span><text:span text:style-name="T5">ie </text:span><text:span text:style-name="T3">a vlastn</text:span><text:span text:style-name="T5">é </text:span><text:span text:style-name="T3">budovanie virtuálnych laboratórií. Cieľom práce je analyzovať vyučovanie KIS. </text:span><text:span text:style-name="T6">Následne n</text:span><text:span text:style-name="T3">a základe analýzy vykonať prieskum dostupnosti virtuálnych </text:span><text:span text:style-name="T7">sieťových </text:span><text:span text:style-name="T3">prvkov </text:span><text:span text:style-name="T6">a </text:span>rôzn<text:span text:style-name="T3">ych virtualizačných p</text:span>latfor<text:span text:style-name="T23">ie</text:span><text:span text:style-name="T3">m</text:span> na <text:span text:style-name="T24">ich virtualizáciu. Potom </text:span><text:span text:style-name="T3">vykonať</text:span> <text:span text:style-name="T3">ich </text:span>vyhodnot<text:span text:style-name="T3">enie</text:span> podľa stanovených kritérií <text:span text:style-name="T25">a </text:span><text:span text:style-name="T3">vypraco</text:span><text:span text:style-name="T8">v</text:span><text:span text:style-name="T3">ať s</text:span><text:span text:style-name="T8">y</text:span><text:span text:style-name="T3">stém ich nasadenia </text:span><text:span text:style-name="T9">pre vybrané predmety </text:span><text:span text:style-name="T3">podľa potrieb </text:span><text:span text:style-name="T9">katedry</text:span><text:span text:style-name="T3">.</text:span></text:p>
      <text:p text:style-name="P22"><text:span text:style-name="T3"/></text:p>
      <text:h text:style-name="P21" text:outline-level="2">Zoznam úloh <text:span text:style-name="T31">a ich riešení</text:span></text:h>
      <text:list xml:id="list3601284548" text:style-name="L1">
        <text:list-item>
          <text:p text:style-name="P23">Analýza predmetov zabezpečovaných KIS a ich požiadaviek na sieťové zariadenia a možnosť či vhodnosť využívania <text:span text:style-name="T28">virtuálneho laboratória</text:span> vo vyučovaní. Stanovenie kritérií.</text:p>
          <text:list>
            <text:list-item>
              <text:p text:style-name="P24">Analyzovať <text:span text:style-name="T38">požiadavky </text:span>nasledovn<text:span text:style-name="T38">ých </text:span>predmet<text:span text:style-name="T38">ov</text:span>:</text:p>
              <text:list>
                <text:list-item>
                  <text:p text:style-name="P3"><text:a xlink:type="simple" xlink:href="https://vzdelavanie.uniza.sk/vzdelavanie/planinfo.php?kod=236435" text:style-name="Internet_20_link" text:visited-style-name="Visited_20_Internet_20_Link">Počítačové siete 1</text:a></text:p>
                  <text:list>
                    <text:list-item>
                      <text:p text:style-name="P6">Požiadavky:</text:p>
                      <text:p text:style-name="P6">Cisco smerovače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84315202790488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4">Prednášky:<text:line-break/>doc. Ing. Pavel Segeč, PhD.<text:line-break/>Mgr. Jana Uramová, PhD.<text:line-break/></text:p>
                    </text:list-item>
                    <text:list-item>
                      <text:p text:style-name="P4">Cvičenia:<text:line-break/>doc. Ing. Milan Kubina PhD.<text:line-break/>doc. Ing. Pavel Segeč, PhD.<text:line-break/>Mgr. Jana Uramová, PhD.<text:line-break/>Ing. Ondrej Škvarek PhD.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list xml:id="list84313358438328" text:continue-numbering="true" text:style-name="L1">
        <text:list-item>
          <text:list>
            <text:list-item>
              <text:list>
                <text:list-item>
                  <text:p text:style-name="P33"><text:a xlink:type="simple" xlink:href="https://vzdelavanie.uniza.sk/vzdelavanie/planinfo.php?kod=236455" text:style-name="Internet_20_link" text:visited-style-name="Visited_20_Internet_20_Link">Počítačové siete 2</text:a></text:p>
                  <text:list>
                    <text:list-item>
                      <text:p text:style-name="P6">Požiadavky:</text:p>
                      <text:p text:style-name="P6">Cisco smerovače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84314223525981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39">Prednášky:<text:line-break/>doc. Ing. Pavel Segeč, PhD.<text:line-break/>Mgr. Jana Uramová, PhD.<text:line-break/></text:p>
                    </text:list-item>
                    <text:list-item>
                      <text:p text:style-name="P39"><text:soft-page-break/>Cvičenia:<text:line-break/>doc. Ing. Milan Kubina PhD.<text:line-break/>doc. Ing. Pavel Segeč, PhD.<text:line-break/>Mgr. Jana Uramová, PhD.<text:line-break/>Ing. Ondrej Škvarek PhD.</text:p>
                    </text:list-item>
                  </text:list>
                </text:list-item>
              </text:list>
            </text:list-item>
          </text:list>
        </text:list-item>
      </text:list>
      <text:p text:style-name="P42"/>
      <text:list xml:id="list84315019731131" text:continue-numbering="true" text:style-name="L1">
        <text:list-item>
          <text:list>
            <text:list-item>
              <text:list>
                <text:list-item>
                  <text:p text:style-name="P33"><text:a xlink:type="simple" xlink:href="https://vzdelavanie.uniza.sk/vzdelavanie/planinfo.php?kod=243283" text:style-name="Internet_20_link" text:visited-style-name="Visited_20_Internet_20_Link"><text:span text:style-name="T33">Sieťové operačné systémy</text:span></text:a></text:p>
                  <text:list>
                    <text:list-item>
                      <text:p text:style-name="P6">Požiadavky:</text:p>
                      <text:p text:style-name="P6">Koncové zariadenia (Linux / Windows)</text:p>
                      <text:p text:style-name="P12">Cisco prepínač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84313506379923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36">Prednášky:<text:line-break/><text:span text:style-name="T41">prof.ing. Tatiana Kováčiková, PhD.</text:span><text:line-break/>Doc. Ing. Pavel Segeč, PhD.</text:p>
                      <text:p text:style-name="P39"><text:span text:style-name="T42">Ing. Marek Moravčík, PhD.</text:span><text:line-break/><text:span text:style-name="T41">Ing. Peter Palúch, PhD.</text:span><text:line-break/></text:p>
                    </text:list-item>
                    <text:list-item>
                      <text:p text:style-name="P39">Cvičenia:<text:line-break/><text:span text:style-name="T41">Ing. Peter Palúch, PhD.</text:span><text:line-break/>Doc. Ing. Pavel Segeč, PhD.</text:p>
                      <text:p text:style-name="P53">Ing. Marek Moravčík, PhD.</text:p>
                    </text:list-item>
                  </text:list>
                </text:list-item>
              </text:list>
            </text:list-item>
          </text:list>
        </text:list-item>
      </text:list>
      <text:p text:style-name="P54"/>
      <text:list xml:id="list84314178524088" text:continue-numbering="true" text:style-name="L1">
        <text:list-item>
          <text:list>
            <text:list-item>
              <text:list>
                <text:list-item>
                  <text:p text:style-name="P33"><text:a xlink:type="simple" xlink:href="https://vzdelavanie.uniza.sk/vzdelavanie/planinfo.php?kod=243293" text:style-name="Internet_20_link" text:visited-style-name="Visited_20_Internet_20_Link">Projektovanie sietí 1</text:a></text:p>
                  <text:list>
                    <text:list-item>
                      <text:p text:style-name="P8">Požiadavky:</text:p>
                      <text:p text:style-name="P13">Cisco <text:span text:style-name="T45">smerovač</text:span></text:p>
                      <text:p text:style-name="P8">Koncové zariadenia (Linux / Windows) <text:span text:style-name="T45">(užitočné pri multicast technológiách)</text:span></text:p>
                      <text:p text:style-name="P13"/>
                    </text:list-item>
                    <text:list-item>
                      <text:p text:style-name="P37">Prednášky:<text:line-break/>Doc. Ing. Pavel Segeč, PhD.<text:line-break/><text:span text:style-name="T41">Ing. Peter Palúch, PhD.</text:span></text:p>
                      <text:p text:style-name="P39"><text:span text:style-name="T43">Ing. Roman Kaloč</text:span><text:line-break/></text:p>
                    </text:list-item>
                    <text:list-item>
                      <text:p text:style-name="P39">Cvičenia:<text:line-break/>Doc. Ing. Pavel Segeč, PhD.<text:line-break/><text:span text:style-name="T41">Ing. Peter Palúch, PhD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3"><text:span text:style-name="T41"/></text:p>
      <text:list xml:id="list84314635802904" text:continue-numbering="true" text:style-name="L1">
        <text:list-item>
          <text:list>
            <text:list-item>
              <text:list>
                <text:list-item>
                  <text:p text:style-name="P33"><text:a xlink:type="simple" xlink:href="https://vzdelavanie.uniza.sk/vzdelavanie/planinfo.php?kod=236904" text:style-name="Internet_20_link" text:visited-style-name="Visited_20_Internet_20_Link">Projektovanie sietí 2</text:a></text:p>
                  <text:list>
                    <text:list-item>
                      <text:p text:style-name="P9">Požiadavky:</text:p>
                      <text:p text:style-name="P14">Cisco <text:span text:style-name="T45">smerovač</text:span></text:p>
                      <text:p text:style-name="P20">Juniper smerovač</text:p>
                      <text:p text:style-name="P9">Koncové zariadenia (Linux / Windows) <text:span text:style-name="T45">(užitočné pri multicast technológiách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"/>
      <text:list xml:id="list84314709240508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38">Prednášky:</text:p>
                      <text:p text:style-name="P55">Prof. Ing. Tatiana Kováčiková, PhD.</text:p>
                      <text:p text:style-name="P38">Doc. Ing. Pavel Segeč, PhD.</text:p>
                      <text:p text:style-name="P55">Ing. Peter Palúch, PhD.</text:p>
                      <text:p text:style-name="P56"><text:soft-page-break/>Ing. Roman Kaloč</text:p>
                    </text:list-item>
                  </text:list>
                </text:list-item>
              </text:list>
            </text:list-item>
          </text:list>
        </text:list-item>
      </text:list>
      <text:p text:style-name="P44"/>
      <text:list xml:id="list84313394287598" text:continue-numbering="true" text:style-name="L1">
        <text:list-item>
          <text:list>
            <text:list-item>
              <text:list>
                <text:list-item>
                  <text:p text:style-name="P45"><text:a xlink:type="simple" xlink:href="https://vzdelavanie.uniza.sk/vzdelavanie/planinfo.php?kod=236903" text:style-name="Internet_20_link" text:visited-style-name="Visited_20_Internet_20_Link"><text:span text:style-name="T33">Optimalizácia konvergovaných sietí</text:span></text:a><text:span text:style-name="T33"> (na zváženie)</text:span></text:p>
                  <text:list>
                    <text:list-item>
                      <text:p text:style-name="P17">Požiadavky:</text:p>
                      <text:p text:style-name="P7">Koncové zariadenia (Linux / Windows)</text:p>
                      <text:p text:style-name="P15">Cisco <text:span text:style-name="T46">smerovač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"/>
      <text:list xml:id="list84314201096958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18">Prednášky:<text:line-break/><text:span text:style-name="T41">prof. Ing. Martin Klimo, PhD.</text:span><text:line-break/><text:span text:style-name="T41">doc. Ing, Pavel Segeč, PhD.</text:span><text:line-break/><text:span text:style-name="T41">Ing. Peter Palúch, PhD.</text:span></text:p>
                      <text:p text:style-name="P19"><text:span text:style-name="T44">Ing. Ondrej Škvarek PhD.</text:span><text:line-break/></text:p>
                    </text:list-item>
                    <text:list-item>
                      <text:p text:style-name="P18">Cvičenia:<text:line-break/><text:span text:style-name="T41">Ing. Peter Palúch, PhD.</text:span><text:line-break/>Mgr. Jana Uramová, PhD.</text:p>
                    </text:list-item>
                  </text:list>
                </text:list-item>
              </text:list>
            </text:list-item>
          </text:list>
        </text:list-item>
      </text:list>
      <text:p text:style-name="P16"/>
      <text:list xml:id="list84314806869864" text:continue-numbering="true" text:style-name="L1">
        <text:list-item>
          <text:list>
            <text:list-item>
              <text:p text:style-name="P49"><text:span text:style-name="T39">Stanovenie k</text:span>ritéri<text:span text:style-name="T39">í,</text:span> <text:span text:style-name="T39">do akej miery virtualizačný nástroj spĺňa požiadavky predmetu</text:span></text:p>
              <text:list>
                <text:list-item>
                  <text:p text:style-name="P50">podpora zariadení, <text:span text:style-name="T45">s ktorými sa na danom predmete pracuje</text:span></text:p>
                </text:list-item>
                <text:list-item>
                  <text:p text:style-name="P50">škálovateľnosť: koľko najviac zariadení daného typu vieme spustiť</text:p>
                </text:list-item>
                <text:list-item>
                  <text:p text:style-name="P50">stabilita: ako sa nástroj správa pri rôznej miere zaťaženia (plynulosť používania, rýchlosť spúšťania zariadení, konzistentnosť <text:span text:style-name="T40">z používania nástroja</text:span>)</text:p>
                </text:list-item>
              </text:list>
            </text:list-item>
          </text:list>
        </text:list-item>
      </text:list>
      <text:p text:style-name="P46"/>
      <text:list xml:id="list84315128489839" text:continue-numbering="true" text:style-name="L1">
        <text:list-item>
          <text:p text:style-name="P25"><text:span text:style-name="T29">Prieskum</text:span> <text:span text:style-name="T3">a </text:span><text:span text:style-name="T10">popis </text:span>dostupn<text:span text:style-name="T29">ých </text:span>rieš<text:span text:style-name="T29">ení </text:span>pre virtuálne sieťové laboratórium <text:span text:style-name="T11">(</text:span><text:span text:style-name="T12">Cisco VIRL</text:span><text:span text:style-name="T3">, </text:span><text:span text:style-name="T12">EVE</text:span><text:span text:style-name="T8">-ng, GNS3 </text:span><text:span text:style-name="T13">ako </text:span><text:span text:style-name="T12">vzdialený server,</text:span><text:span text:style-name="T8"> </text:span><text:span text:style-name="T14">popr.</text:span><text:span text:style-name="T8"> </text:span><text:span text:style-name="T14">preskúmať ďalšie nástroje</text:span><text:span text:style-name="T11">).</text:span></text:p>
          <text:list>
            <text:list-item>
              <text:p text:style-name="P27"><text:span text:style-name="T20">Sústrediť </text:span><text:span text:style-name="T1">sa primárne na </text:span><text:span text:style-name="T20">nástroje s podporou zariadení od rôznych výrobcov: EVE-ng a GNS3.</text:span></text:p>
            </text:list-item>
          </text:list>
        </text:list-item>
      </text:list>
      <text:p text:style-name="P28"><text:span text:style-name="T20"/></text:p>
      <text:list xml:id="list84314799033686" text:continue-numbering="true" text:style-name="L1">
        <text:list-item>
          <text:p text:style-name="P31"><text:span text:style-name="T8">Analýza aktuálneho stavu v oblasti </text:span><text:span text:style-name="T15">riešení </text:span><text:span text:style-name="T8">virtuálnych sieťových prvkov popredných výrobcov, </text:span><text:span text:style-name="T16">vytvorenie </text:span><text:span text:style-name="T3">matic</text:span><text:span text:style-name="T16">e </text:span><text:span text:style-name="T3">kompatibility pre potreby vyučovania </text:span><text:span text:style-name="T15">ako aj vhodnosti pre beh vo virtualizovanom prostredí</text:span><text:span text:style-name="T3"> <text:s/>(</text:span><text:span text:style-name="T16">Cisco v</text:span><text:span text:style-name="T3">IOS</text:span><text:span text:style-name="T16">/</text:span><text:span text:style-name="T3">IOL/CSR/</text:span><text:span text:style-name="T16">ASAv</text:span><text:span text:style-name="T3">, </text:span><text:span text:style-name="T16">J</text:span><text:span text:style-name="T3">un</text:span><text:span text:style-name="T17">i</text:span><text:span text:style-name="T3">per </text:span><text:span text:style-name="T16">vMX</text:span><text:span text:style-name="T3">/</text:span><text:span text:style-name="T16">vSRX,</text:span><text:span text:style-name="T3"> </text:span><text:span text:style-name="T16">M</text:span><text:span text:style-name="T3">ikrotik a pod.).</text:span></text:p>
          <text:list>
            <text:list-item>
              <text:p text:style-name="P51"><text:span text:style-name="T1">Zhromažďovanie zariadení</text:span></text:p>
              <text:list>
                <text:list-item>
                  <text:p text:style-name="P57"><text:span text:style-name="T1">Väčšina zariadení je už zhromaždená; zariadenia sú rôznorodé; je to zmes funkčných aj nefunkčných zariadení, pretože v rôznych nástrojoch môžu fungovať rôzne zariadenia</text:span></text:p>
                </text:list-item>
              </text:list>
            </text:list-item>
            <text:list-item>
              <text:p text:style-name="P51"><text:span text:style-name="T1">Testovanie spustiteľnosti zariadení vo virtuáln</text:span><text:span text:style-name="T21">yc</text:span><text:span text:style-name="T22">h</text:span><text:span text:style-name="T21"> </text:span><text:span text:style-name="T1">nástroj</text:span><text:span text:style-name="T21">och</text:span></text:p>
              <text:list>
                <text:list-item>
                  <text:p text:style-name="P35">Dokončiť testovanie a benchmarking zariadení v EVE-ng</text:p>
                  <text:list>
                    <text:list-item>
                      <text:p text:style-name="P58">Zostáva Juniper vMX 17 a 15</text:p>
                    </text:list-item>
                  </text:list>
                </text:list-item>
                <text:list-item>
                  <text:p text:style-name="P35">Testovanie a benchmarking zariadení v GNS3</text:p>
                  <text:list>
                    <text:list-item>
                      <text:p text:style-name="P59">Dokončené pre VMware</text:p>
                    </text:list-item>
                  </text:list>
                </text:list-item>
                <text:list-item>
                  <text:p text:style-name="P35"><text:span text:style-name="T21">Nasadenie GNS3 na server</text:span></text:p>
                  <text:list>
                    <text:list-item>
                      <text:p text:style-name="P59"><text:span text:style-name="T21">T</text:span><text:span text:style-name="T1">estovanie GNS3 v LXC kontajneri; porovnanie funkčnosti zariadení v porovnaní s VMware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0"><text:soft-page-break/><text:span text:style-name="T21"/></text:p>
      <text:list xml:id="list84314932182887" text:continue-numbering="true" text:style-name="L1">
        <text:list-item>
          <text:p text:style-name="P32"><text:span text:style-name="T1">Návrh možností riešenia virtuálneho laboratória a virtuálnych topológií pre vyučovanie.</text:span></text:p>
          <text:list>
            <text:list-item>
              <text:p text:style-name="P47">Pre predmety Počítačové siete 1/2 by virtuálne nástroje mohli slúžiť ako náhrada Packet Tracera</text:p>
            </text:list-item>
            <text:list-item>
              <text:p text:style-name="P47">Pre predmety <text:span text:style-name="T34">Projektovanie </text:span>siet<text:span text:style-name="T34">í </text:span>1/2 by virtuálne nástroje mohli slúžiť ako náhrada <text:span text:style-name="T34">Dynamips servera</text:span></text:p>
            </text:list-item>
          </text:list>
        </text:list-item>
      </text:list>
      <text:p text:style-name="P48"/>
      <text:list xml:id="list84314584339751" text:continue-numbering="true" text:style-name="L1">
        <text:list-item>
          <text:p text:style-name="P31"><text:span text:style-name="T15">Pilotné nasadenie a o</text:span><text:span text:style-name="T30">testova</text:span><text:span text:style-name="T3">nie vybraných riešení </text:span><text:span text:style-name="T30">podľa stanovených kritérií. V</text:span><text:span text:style-name="T15">yhodnotenie </text:span><text:span text:style-name="T30">kompatibility</text:span><text:span text:style-name="T18">, </text:span><text:span text:style-name="T30">výkonnosti, <text:s/></text:span><text:span text:style-name="T15">stabilit</text:span><text:span text:style-name="T19">y</text:span><text:span text:style-name="T15">, početnos</text:span><text:span text:style-name="T19">ti zariadení </text:span><text:span text:style-name="T30">atď.</text:span></text:p>
          <text:list>
            <text:list-item>
              <text:p text:style-name="P51">Aktuálne nasadený virtuálny nástroj je EVE-ng pre predmet Projektovanie sietí 2. <text:span text:style-name="T37">Zisťuje sa, či majú zariadenia dostatočnú podporu technológií, potrebných na splnenie semetrálnych úloh</text:span></text:p>
            </text:list-item>
          </text:list>
        </text:list-item>
      </text:list>
      <text:p text:style-name="P52"/>
      <text:list xml:id="list84315087644026" text:continue-numbering="true" text:style-name="L1">
        <text:list-item>
          <text:p text:style-name="P26">Over<text:span text:style-name="T15">enie</text:span> funkčnos<text:span text:style-name="T15">ti</text:span> pri vypracovávaní úloh z vybraných predmetov.</text:p>
          <text:list>
            <text:list-item>
              <text:p text:style-name="P34"><text:span text:style-name="T36">V</text:span>ypracovanie niekoľkých laboratórnych cvičení <text:span text:style-name="T32">z vybraných predmetov<text:tab/></text:span></text:p>
            </text:list-item>
            <text:list-item>
              <text:p text:style-name="P60">Momentálne sa vypracovávajú semestrálne úlohy z predmetu Projektovanie sietí 2 vo virtuálnom nástroji EVE-ng</text:p>
              <text:list>
                <text:list-item>
                  <text:p text:style-name="P60">napr. Juniper Olive 12.1 nepodporuje MPLS</text:p>
                </text:list-item>
              </text:list>
            </text:list-item>
          </text:list>
        </text:list-item>
      </text:list>
      <text:p text:style-name="P41"/>
      <text:list xml:id="list84314188266405" text:continue-numbering="true" text:style-name="L1">
        <text:list-item>
          <text:p text:style-name="P29"><text:span text:style-name="T26">V</text:span>yhodnot<text:span text:style-name="T26">enie </text:span>a dokument<text:span text:style-name="T26">ácia z</text:span>ískan<text:span text:style-name="T26">ých </text:span>výsledk<text:span text:style-name="T27">ov.</text:span></text:p>
          <text:list>
            <text:list-item>
              <text:p text:style-name="P30"><text:span text:style-name="T35">Všetky dokumenty a výsledky práce sú prístupné na stránke </text:span><text:a xlink:type="simple" xlink:href="https://github.com/kyberdrb/Ing-Projekt_Ing-Virtualne_sietove_laboratoria" text:style-name="Internet_20_link" text:visited-style-name="Visited_20_Internet_20_Link"><text:span text:style-name="T35">https://github.com/kyberdrb/Ing-Projekt_Ing-Virtualne_sietove_laboratoria</text:span></text:a>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1T17:13:39.921198078</meta:creation-date>
    <meta:generator>LibreOffice/5.4.2.2.0$Linux_X86_64 LibreOffice_project/40m0$Build-2</meta:generator>
    <dc:date>2017-11-12T08:43:13.103338778</dc:date>
    <meta:editing-duration>PT15H17M25S</meta:editing-duration>
    <meta:editing-cycles>44</meta:editing-cycles>
    <meta:document-statistic meta:table-count="0" meta:image-count="0" meta:object-count="0" meta:page-count="4" meta:paragraph-count="76" meta:word-count="757" meta:character-count="5205" meta:non-whitespace-character-count="4586"/>
  </office:meta>
</office:document-meta>
</file>